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padding="0.0193in" fo:border="0.06pt solid #e5e7eb"/>
    </style:style>
    <style:style style:name="P2" style:family="paragraph" style:parent-style-name="Text_20_body">
      <style:paragraph-properties fo:padding="0.0193in" fo:border="0.06pt solid #e5e7eb"/>
      <style:text-properties loext:padding="0.0193in" loext:border="0.06pt solid #e5e7eb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4" style:family="paragraph" style:parent-style-name="Text_20_body" style:list-style-name="L1">
      <style:paragraph-properties fo:padding="0.0193in" fo:border="0.06pt solid #e5e7eb"/>
      <style:text-properties loext:padding="0.0193in" loext:border="0.06pt solid #e5e7eb"/>
    </style:style>
    <style:style style:name="P5" style:family="paragraph" style:parent-style-name="Text_20_body" style:list-style-name="L2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6" style:family="paragraph" style:parent-style-name="Text_20_body" style:list-style-name="L2">
      <style:paragraph-properties fo:padding="0.0193in" fo:border="0.06pt solid #e5e7eb"/>
      <style:text-properties loext:padding="0.0193in" loext:border="0.06pt solid #e5e7eb"/>
    </style:style>
    <style:style style:name="P7" style:family="paragraph" style:parent-style-name="Text_20_body" style:list-style-name="L3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8" style:family="paragraph" style:parent-style-name="Text_20_body" style:list-style-name="L3">
      <style:paragraph-properties fo:padding="0.0193in" fo:border="0.06pt solid #e5e7eb"/>
      <style:text-properties loext:padding="0.0193in" loext:border="0.06pt solid #e5e7eb"/>
    </style:style>
    <style:style style:name="P9" style:family="paragraph" style:parent-style-name="Text_20_body" style:list-style-name="L4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0" style:family="paragraph" style:parent-style-name="Text_20_body" style:list-style-name="L4">
      <style:paragraph-properties fo:padding="0.0193in" fo:border="0.06pt solid #e5e7eb"/>
      <style:text-properties loext:padding="0.0193in" loext:border="0.06pt solid #e5e7eb"/>
    </style:style>
    <style:style style:name="P11" style:family="paragraph" style:parent-style-name="Text_20_body" style:list-style-name="L5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2" style:family="paragraph" style:parent-style-name="Text_20_body" style:list-style-name="L6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3" style:family="paragraph" style:parent-style-name="Text_20_body" style:list-style-name="L6">
      <style:paragraph-properties fo:padding="0.0193in" fo:border="0.06pt solid #e5e7eb"/>
      <style:text-properties loext:padding="0.0193in" loext:border="0.06pt solid #e5e7eb"/>
    </style:style>
    <style:style style:name="P14" style:family="paragraph" style:parent-style-name="Text_20_body" style:list-style-name="L7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5" style:family="paragraph" style:parent-style-name="Text_20_body" style:list-style-name="L7">
      <style:paragraph-properties fo:padding="0.0193in" fo:border="0.06pt solid #e5e7eb"/>
      <style:text-properties loext:padding="0.0193in" loext:border="0.06pt solid #e5e7eb"/>
    </style:style>
    <style:style style:name="P16" style:family="paragraph" style:parent-style-name="Text_20_body" style:list-style-name="L8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7" style:family="paragraph" style:parent-style-name="Text_20_body" style:list-style-name="L8">
      <style:paragraph-properties fo:padding="0.0193in" fo:border="0.06pt solid #e5e7eb"/>
      <style:text-properties loext:padding="0.0193in" loext:border="0.06pt solid #e5e7eb"/>
    </style:style>
    <style:style style:name="P18" style:family="paragraph" style:parent-style-name="Text_20_body" style:list-style-name="L9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19" style:family="paragraph" style:parent-style-name="Text_20_body" style:list-style-name="L9">
      <style:paragraph-properties fo:padding="0.0193in" fo:border="0.06pt solid #e5e7eb"/>
      <style:text-properties loext:padding="0.0193in" loext:border="0.06pt solid #e5e7eb"/>
    </style:style>
    <style:style style:name="P20" style:family="paragraph" style:parent-style-name="Text_20_body" style:list-style-name="L10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21" style:family="paragraph" style:parent-style-name="Text_20_body" style:list-style-name="L10">
      <style:paragraph-properties fo:padding="0.0193in" fo:border="0.06pt solid #e5e7eb"/>
      <style:text-properties loext:padding="0.0193in" loext:border="0.06pt solid #e5e7eb"/>
    </style:style>
    <style:style style:name="P22" style:family="paragraph" style:parent-style-name="Text_20_body" style:list-style-name="L11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23" style:family="paragraph" style:parent-style-name="Text_20_body" style:list-style-name="L11">
      <style:paragraph-properties fo:padding="0.0193in" fo:border="0.06pt solid #e5e7eb"/>
      <style:text-properties loext:padding="0.0193in" loext:border="0.06pt solid #e5e7eb"/>
    </style:style>
    <style:style style:name="P24" style:family="paragraph" style:parent-style-name="Text_20_body" style:list-style-name="L12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25" style:family="paragraph" style:parent-style-name="Text_20_body" style:list-style-name="L12">
      <style:paragraph-properties fo:padding="0.0193in" fo:border="0.06pt solid #e5e7eb"/>
      <style:text-properties loext:padding="0.0193in" loext:border="0.06pt solid #e5e7eb"/>
    </style:style>
    <style:style style:name="P26" style:family="paragraph" style:parent-style-name="Text_20_body" style:list-style-name="L13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27" style:family="paragraph" style:parent-style-name="Text_20_body" style:list-style-name="L14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28" style:family="paragraph" style:parent-style-name="Text_20_body" style:list-style-name="L14">
      <style:paragraph-properties fo:padding="0.0193in" fo:border="0.06pt solid #e5e7eb"/>
      <style:text-properties loext:padding="0.0193in" loext:border="0.06pt solid #e5e7eb"/>
    </style:style>
    <style:style style:name="P29" style:family="paragraph" style:parent-style-name="Text_20_body" style:list-style-name="L15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30" style:family="paragraph" style:parent-style-name="Text_20_body" style:list-style-name="L15">
      <style:paragraph-properties fo:padding="0.0193in" fo:border="0.06pt solid #e5e7eb"/>
      <style:text-properties loext:padding="0.0193in" loext:border="0.06pt solid #e5e7eb"/>
    </style:style>
    <style:style style:name="P31" style:family="paragraph" style:parent-style-name="Text_20_body" style:list-style-name="L16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32" style:family="paragraph" style:parent-style-name="Text_20_body" style:list-style-name="L16">
      <style:paragraph-properties fo:padding="0.0193in" fo:border="0.06pt solid #e5e7eb"/>
      <style:text-properties loext:padding="0.0193in" loext:border="0.06pt solid #e5e7eb"/>
    </style:style>
    <style:style style:name="P33" style:family="paragraph" style:parent-style-name="Text_20_body" style:list-style-name="L17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34" style:family="paragraph" style:parent-style-name="Text_20_body" style:list-style-name="L17">
      <style:paragraph-properties fo:padding="0.0193in" fo:border="0.06pt solid #e5e7eb"/>
      <style:text-properties loext:padding="0.0193in" loext:border="0.06pt solid #e5e7eb"/>
    </style:style>
    <style:style style:name="P35" style:family="paragraph" style:parent-style-name="Text_20_body" style:list-style-name="L18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36" style:family="paragraph" style:parent-style-name="Text_20_body" style:list-style-name="L18">
      <style:paragraph-properties fo:padding="0.0193in" fo:border="0.06pt solid #e5e7eb"/>
      <style:text-properties loext:padding="0.0193in" loext:border="0.06pt solid #e5e7eb"/>
    </style:style>
    <style:style style:name="P37" style:family="paragraph" style:parent-style-name="Text_20_body" style:list-style-name="L19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38" style:family="paragraph" style:parent-style-name="Text_20_body" style:list-style-name="L19">
      <style:paragraph-properties fo:padding="0.0193in" fo:border="0.06pt solid #e5e7eb"/>
      <style:text-properties loext:padding="0.0193in" loext:border="0.06pt solid #e5e7eb"/>
    </style:style>
    <style:style style:name="P39" style:family="paragraph" style:parent-style-name="Text_20_body" style:list-style-name="L20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40" style:family="paragraph" style:parent-style-name="Text_20_body" style:list-style-name="L20">
      <style:paragraph-properties fo:padding="0.0193in" fo:border="0.06pt solid #e5e7eb"/>
      <style:text-properties loext:padding="0.0193in" loext:border="0.06pt solid #e5e7eb"/>
    </style:style>
    <style:style style:name="P41" style:family="paragraph" style:parent-style-name="Text_20_body" style:list-style-name="L21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42" style:family="paragraph" style:parent-style-name="Text_20_body" style:list-style-name="L21">
      <style:paragraph-properties fo:padding="0.0193in" fo:border="0.06pt solid #e5e7eb"/>
      <style:text-properties loext:padding="0.0193in" loext:border="0.06pt solid #e5e7eb"/>
    </style:style>
    <style:style style:name="P43" style:family="paragraph" style:parent-style-name="Text_20_body" style:list-style-name="L22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44" style:family="paragraph" style:parent-style-name="Text_20_body" style:list-style-name="L22">
      <style:paragraph-properties fo:padding="0.0193in" fo:border="0.06pt solid #e5e7eb"/>
      <style:text-properties loext:padding="0.0193in" loext:border="0.06pt solid #e5e7eb"/>
    </style:style>
    <style:style style:name="P45" style:family="paragraph" style:parent-style-name="Text_20_body">
      <style:paragraph-properties fo:padding="0.0193in" fo:border="0.06pt solid #e5e7eb"/>
    </style:style>
    <style:style style:name="P46" style:family="paragraph" style:parent-style-name="Text_20_body" style:list-style-name="L5">
      <style:paragraph-properties fo:padding="0.0193in" fo:border="0.06pt solid #e5e7eb"/>
    </style:style>
    <style:style style:name="P47" style:family="paragraph" style:parent-style-name="Text_20_body" style:list-style-name="L13">
      <style:paragraph-properties fo:padding="0.0193in" fo:border="0.06pt solid #e5e7eb"/>
    </style:style>
    <style:style style:name="T1" style:family="text">
      <style:text-properties loext:padding="0.0193in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ear Algebra for Machine Learning and Data Science:</text:p>
      <text:p text:style-name="P45"><text:span text:style-name="Strong_20_Emphasis"><text:span text:style-name="T1">Week 1: Systems of Linear Equations</text:span></text:span></text:p>
      <text:p text:style-name="P45"><text:span text:style-name="Emphasis"><text:span text:style-name="T1">Lesson 1: Systems of Linear equations: two variables</text:span></text:span></text:p>
      <text:list xml:id="list389302110" text:style-name="L1">
        <text:list-item>
          <text:p text:style-name="P3">Machine learning motivation</text:p>
        </text:list-item>
        <text:list-item>
          <text:p text:style-name="P3">Systems of sentences</text:p>
        </text:list-item>
        <text:list-item>
          <text:p text:style-name="P3">Systems of equations</text:p>
        </text:list-item>
        <text:list-item>
          <text:p text:style-name="P3">Systems of equations as lines</text:p>
        </text:list-item>
        <text:list-item>
          <text:p text:style-name="P3">A geometric notion of singularity</text:p>
        </text:list-item>
        <text:list-item>
          <text:p text:style-name="P3">Singular vs nonsingular matrices</text:p>
        </text:list-item>
        <text:list-item>
          <text:p text:style-name="P3">Linear dependence and independence</text:p>
        </text:list-item>
        <text:list-item>
          <text:p text:style-name="P4">The determinant</text:p>
        </text:list-item>
      </text:list>
      <text:p text:style-name="P45"><text:span text:style-name="Emphasis"><text:span text:style-name="T1">Lesson 2: Systems of Linear Equations: three variables</text:span></text:span></text:p>
      <text:list xml:id="list3468019274" text:style-name="L2">
        <text:list-item>
          <text:p text:style-name="P5">Systems of equations (3×3)</text:p>
        </text:list-item>
        <text:list-item>
          <text:p text:style-name="P5">Singular vs non-singular (3×3)</text:p>
        </text:list-item>
        <text:list-item>
          <text:p text:style-name="P5">Systems of equations as planes (3×3)</text:p>
        </text:list-item>
        <text:list-item>
          <text:p text:style-name="P5">Linear dependence and independence (3×3)</text:p>
        </text:list-item>
        <text:list-item>
          <text:p text:style-name="P6">The determinant (3×3)</text:p>
        </text:list-item>
      </text:list>
      <text:h text:style-name="P1" text:outline-level="4"><text:bookmark text:name="h-week-2-solving-systems-of-linear-equations"/><text:span text:style-name="Strong_20_Emphasis"><text:span text:style-name="T1">Week 2: Solving systems of Linear Equations</text:span></text:span></text:h>
      <text:p text:style-name="P45"><text:span text:style-name="Emphasis"><text:span text:style-name="T1">Lesson 1: Solving systems of Linear Equations: Elimination</text:span></text:span></text:p>
      <text:list xml:id="list3105239551" text:style-name="L3">
        <text:list-item>
          <text:p text:style-name="P7">Machine learning motivation</text:p>
        </text:list-item>
        <text:list-item>
          <text:p text:style-name="P7">Solving non-singular systems of linear equations</text:p>
        </text:list-item>
        <text:list-item>
          <text:p text:style-name="P7">Solving singular systems of linear equations</text:p>
        </text:list-item>
        <text:list-item>
          <text:p text:style-name="P7">Solving systems of equations with more variables</text:p>
        </text:list-item>
        <text:list-item>
          <text:p text:style-name="P7">Matrix row-reduction</text:p>
        </text:list-item>
        <text:list-item>
          <text:p text:style-name="P8">Row operations that preserve singularity</text:p>
        </text:list-item>
      </text:list>
      <text:p text:style-name="P45"><text:span text:style-name="Emphasis"><text:span text:style-name="T1">Lesson 2: Solving systems of Linear Equations: Row Echelon Form and Rank</text:span></text:span></text:p>
      <text:list xml:id="list884344020" text:style-name="L4">
        <text:list-item>
          <text:p text:style-name="P9">The rank of a matrix</text:p>
        </text:list-item>
        <text:list-item>
          <text:p text:style-name="P9">The rank of a matrix in general</text:p>
        </text:list-item>
        <text:list-item>
          <text:p text:style-name="P9">Row echelon form</text:p>
        </text:list-item>
        <text:list-item>
          <text:p text:style-name="P9">Row echelon form in general</text:p>
        </text:list-item>
        <text:list-item>
          <text:p text:style-name="P10">Reduced row echelon form</text:p>
        </text:list-item>
      </text:list>
      <text:h text:style-name="P1" text:outline-level="4"><text:bookmark text:name="h-week-3-vectors-and-linear-transformations"/><text:soft-page-break/><text:span text:style-name="Strong_20_Emphasis"><text:span text:style-name="T1">Week 3: Vectors and Linear Transformations</text:span></text:span></text:h>
      <text:p text:style-name="P45"><text:span text:style-name="Emphasis"><text:span text:style-name="T1">Lesson 1: Vectors</text:span></text:span></text:p>
      <text:list xml:id="list4124779009" text:style-name="L5">
        <text:list-item>
          <text:p text:style-name="P11">Norm of a vector</text:p>
        </text:list-item>
        <text:list-item>
          <text:p text:style-name="P11">Sum and difference of vectors</text:p>
        </text:list-item>
        <text:list-item>
          <text:p text:style-name="P11">Distance between vectors</text:p>
        </text:list-item>
        <text:list-item>
          <text:p text:style-name="P11">Multiplying a vector by a scalar</text:p>
        </text:list-item>
        <text:list-item>
          <text:p text:style-name="P11">The dot product</text:p>
        </text:list-item>
        <text:list-item>
          <text:p text:style-name="P11">Geometric Dot Product</text:p>
        </text:list-item>
        <text:list-item>
          <text:p text:style-name="P11">Multiplying a matrix by a vector</text:p>
        </text:list-item>
        <text:list-item>
          <text:p text:style-name="P46"><text:span text:style-name="Emphasis"><text:span text:style-name="T1">Lab</text:span></text:span><text:span text:style-name="T1">: Vector Operations: Scalar Multiplication, Sum and Dot Product of Vectors</text:span></text:p>
        </text:list-item>
      </text:list>
      <text:p text:style-name="P45"><text:span text:style-name="Emphasis"><text:span text:style-name="T1">Lesson 2: Linear transformations</text:span></text:span></text:p>
      <text:list xml:id="list1051318504" text:style-name="L6">
        <text:list-item>
          <text:p text:style-name="P12">Matrices as linear transformations</text:p>
        </text:list-item>
        <text:list-item>
          <text:p text:style-name="P12">Linear transformations as matrices</text:p>
        </text:list-item>
        <text:list-item>
          <text:p text:style-name="P12">Matrix multiplication</text:p>
        </text:list-item>
        <text:list-item>
          <text:p text:style-name="P12">The identity matrix</text:p>
        </text:list-item>
        <text:list-item>
          <text:p text:style-name="P12">Matrix inverse</text:p>
        </text:list-item>
        <text:list-item>
          <text:p text:style-name="P12">Which matrices have an inverse?</text:p>
        </text:list-item>
        <text:list-item>
          <text:p text:style-name="P13">Neural networks and matrices</text:p>
        </text:list-item>
      </text:list>
      <text:h text:style-name="P1" text:outline-level="4"><text:bookmark text:name="h-week-4-determinants-and-eigenvectors"/><text:span text:style-name="Strong_20_Emphasis"><text:span text:style-name="T1">Week 4: Determinants and Eigenvectors</text:span></text:span></text:h>
      <text:p text:style-name="P45"><text:span text:style-name="Emphasis"><text:span text:style-name="T1">Lesson 1: Determinants In-depth</text:span></text:span></text:p>
      <text:list xml:id="list849875419" text:style-name="L7">
        <text:list-item>
          <text:p text:style-name="P14">Machine Learning Motivation</text:p>
        </text:list-item>
        <text:list-item>
          <text:p text:style-name="P14">Singularity and rank of linear transformation</text:p>
        </text:list-item>
        <text:list-item>
          <text:p text:style-name="P14">Determinant as an area</text:p>
        </text:list-item>
        <text:list-item>
          <text:p text:style-name="P14">Determinant of a product</text:p>
        </text:list-item>
        <text:list-item>
          <text:p text:style-name="P15">Determinants of inverses</text:p>
        </text:list-item>
      </text:list>
      <text:p text:style-name="P45"><text:span text:style-name="Emphasis"><text:span text:style-name="T1">Lesson 2: Eigenvalues and Eigenvectors</text:span></text:span></text:p>
      <text:list xml:id="list517417825" text:style-name="L8">
        <text:list-item>
          <text:p text:style-name="P16">Bases in Linear Algebra</text:p>
        </text:list-item>
        <text:list-item>
          <text:p text:style-name="P16">Span in Linear Algebra</text:p>
        </text:list-item>
        <text:list-item>
          <text:p text:style-name="P16">Interactive visualization: Linear Span</text:p>
        </text:list-item>
        <text:list-item>
          <text:p text:style-name="P16">Eigenbases</text:p>
        </text:list-item>
        <text:list-item>
          <text:p text:style-name="P17">Eigenvalues and eigenvectors</text:p>
        </text:list-item>
      </text:list>
      <text:p text:style-name="P2">Calculus for Machine Learning and Data Science:</text:p>
      <text:h text:style-name="P1" text:outline-level="4"><text:bookmark text:name="h-week-1-functions-of-one-variable-derivative-and-optimization"/><text:soft-page-break/><text:span text:style-name="Strong_20_Emphasis"><text:span text:style-name="T1">Week 1: Functions of one variable: Derivative and optimization</text:span></text:span></text:h>
      <text:p text:style-name="P45"><text:span text:style-name="Emphasis"><text:span text:style-name="T1">Lesson 1: Derivatives</text:span></text:span></text:p>
      <text:list xml:id="list3978300623" text:style-name="L9">
        <text:list-item>
          <text:p text:style-name="P18">Example to motivate derivatives: Speedometer</text:p>
        </text:list-item>
        <text:list-item>
          <text:p text:style-name="P18">Derivative of common functions (c, x, x^2, 1/x)</text:p>
        </text:list-item>
        <text:list-item>
          <text:p text:style-name="P18">Meaning of e and the derivative of e^x</text:p>
        </text:list-item>
        <text:list-item>
          <text:p text:style-name="P18">Derivative of log x</text:p>
        </text:list-item>
        <text:list-item>
          <text:p text:style-name="P18">Existence of derivatives</text:p>
        </text:list-item>
        <text:list-item>
          <text:p text:style-name="P19">Properties of derivative</text:p>
        </text:list-item>
      </text:list>
      <text:p text:style-name="P45"><text:span text:style-name="Emphasis"><text:span text:style-name="T1">Lesson 2: Optimization with derivatives</text:span></text:span></text:p>
      <text:p text:style-name="P2">Video 1: Intro to optimization: Temperature example</text:p>
      <text:p text:style-name="P2">Video 2: Optimizing cost functions in ML: Squared loss</text:p>
      <text:p text:style-name="P2">Video 3: Optimizing cost functions in ML: Log loss</text:p>
      <text:h text:style-name="P1" text:outline-level="4"><text:bookmark text:name="h-week-2-functions-of-two-or-more-variables-gradients-and-gradient-descent"/><text:span text:style-name="Strong_20_Emphasis"><text:span text:style-name="T1">Week 2: Functions of two or more variables: Gradients and gradient descent</text:span></text:span></text:h>
      <text:p text:style-name="P45"><text:span text:style-name="Emphasis"><text:span text:style-name="T1">Lesson 1: Gradients and optimization</text:span></text:span></text:p>
      <text:list xml:id="list2314446432" text:style-name="L10">
        <text:list-item>
          <text:p text:style-name="P20">Intro to gradients</text:p>
        </text:list-item>
        <text:list-item>
          <text:p text:style-name="P20">Example to motivate gradients: Temperature</text:p>
        </text:list-item>
        <text:list-item>
          <text:p text:style-name="P20">Gradient notation</text:p>
        </text:list-item>
        <text:list-item>
          <text:p text:style-name="P21">Optimization using slope method: Linear regression</text:p>
        </text:list-item>
      </text:list>
      <text:p text:style-name="P45"><text:span text:style-name="Emphasis"><text:span text:style-name="T1">Lesson 2: Gradient Descent</text:span></text:span></text:p>
      <text:list xml:id="list883074211" text:style-name="L11">
        <text:list-item>
          <text:p text:style-name="P22">Optimization using gradient descent: 1 variable</text:p>
        </text:list-item>
        <text:list-item>
          <text:p text:style-name="P22">Optimization using gradient descent: 2 variable </text:p>
        </text:list-item>
        <text:list-item>
          <text:p text:style-name="P23">Gradient descent for linear regression</text:p>
        </text:list-item>
      </text:list>
      <text:h text:style-name="P1" text:outline-level="4"><text:bookmark text:name="h-week-3-optimization-in-neural-networks-and-newton-s-method"/><text:span text:style-name="Strong_20_Emphasis"><text:span text:style-name="T1">Week 3: Optimization in Neural Networks and Newton’s method</text:span></text:span></text:h>
      <text:p text:style-name="P45"><text:span text:style-name="Emphasis"><text:span text:style-name="T1">Lesson 1: Optimization in Neural Networks</text:span></text:span></text:p>
      <text:list xml:id="list2739243810" text:style-name="L12">
        <text:list-item>
          <text:p text:style-name="P24">Perceptron with no activation and squared loss (linear regression)</text:p>
        </text:list-item>
        <text:list-item>
          <text:p text:style-name="P24">Perceptron with sigmoid activation and log loss (classification)</text:p>
        </text:list-item>
        <text:list-item>
          <text:p text:style-name="P24">Two-layer neural network with sigmoid activation and log loss</text:p>
        </text:list-item>
        <text:list-item>
          <text:p text:style-name="P25">Mathematics of Backpropagation</text:p>
        </text:list-item>
      </text:list>
      <text:p text:style-name="P45"><text:span text:style-name="Emphasis"><text:span text:style-name="T1">Lesson 2: Beyond Gradient Descent: Newton’s Method</text:span></text:span></text:p>
      <text:list xml:id="list2782722932" text:style-name="L13">
        <text:list-item>
          <text:p text:style-name="P26">Root finding with Newton’s method</text:p>
        </text:list-item>
        <text:list-item>
          <text:p text:style-name="P26"><text:soft-page-break/>Adapting Newton’s method for optimization</text:p>
        </text:list-item>
        <text:list-item>
          <text:p text:style-name="P26">Second derivatives and Hessians</text:p>
        </text:list-item>
        <text:list-item>
          <text:p text:style-name="P47"><text:span text:style-name="T1">Multivariate Newton’s method</text:span></text:p>
        </text:list-item>
      </text:list>
      <text:p text:style-name="P2">Probability &amp; Statistics for Machine Learning &amp; Data Science:</text:p>
      <text:h text:style-name="P1" text:outline-level="4"><text:bookmark text:name="h-week-1-introduction-to-probability-and-random-variables"/><text:span text:style-name="Strong_20_Emphasis"><text:span text:style-name="T1">Week 1: Introduction to probability and random variables</text:span></text:span></text:h>
      <text:p text:style-name="P45"><text:span text:style-name="Emphasis"><text:span text:style-name="T1">Lesson 1: Introduction to probability</text:span></text:span></text:p>
      <text:list xml:id="list2477995573" text:style-name="L14">
        <text:list-item>
          <text:p text:style-name="P27">Concept of probability: repeated random trials</text:p>
        </text:list-item>
        <text:list-item>
          <text:p text:style-name="P27">Conditional probability and independence </text:p>
        </text:list-item>
        <text:list-item>
          <text:p text:style-name="P27">Discriminative learning and conditional probability</text:p>
        </text:list-item>
        <text:list-item>
          <text:p text:style-name="P28">Bayes theorem </text:p>
        </text:list-item>
      </text:list>
      <text:p text:style-name="P45"><text:span text:style-name="Emphasis"><text:span text:style-name="T1">Lesson 2: Random variables</text:span></text:span></text:p>
      <text:list xml:id="list1409642784" text:style-name="L15">
        <text:list-item>
          <text:p text:style-name="P29">Random variables</text:p>
        </text:list-item>
        <text:list-item>
          <text:p text:style-name="P29">Cumulative distribution function</text:p>
        </text:list-item>
        <text:list-item>
          <text:p text:style-name="P29">Discrete random variables: Bernoulli distribution</text:p>
        </text:list-item>
        <text:list-item>
          <text:p text:style-name="P29">Discrete random variables: Binomial distribution</text:p>
        </text:list-item>
        <text:list-item>
          <text:p text:style-name="P29">Probability mass function</text:p>
        </text:list-item>
        <text:list-item>
          <text:p text:style-name="P29">Continuous random variables: Uniform distribution </text:p>
        </text:list-item>
        <text:list-item>
          <text:p text:style-name="P29">Continuous random variables: Gaussian distribution</text:p>
        </text:list-item>
        <text:list-item>
          <text:p text:style-name="P29">Continuous random variables: Chi squared distribution</text:p>
        </text:list-item>
        <text:list-item>
          <text:p text:style-name="P30">Probability distribution function</text:p>
        </text:list-item>
      </text:list>
      <text:h text:style-name="P1" text:outline-level="4"><text:bookmark text:name="h-week-2-describing-distributions-and-random-vectors"/><text:span text:style-name="Strong_20_Emphasis"><text:span text:style-name="T1">Week 2: Describing distributions and random vectors</text:span></text:span></text:h>
      <text:p text:style-name="P45"><text:span text:style-name="Emphasis"><text:span text:style-name="T1">Lesson 1: Describing distributions</text:span></text:span></text:p>
      <text:list xml:id="list602578360" text:style-name="L16">
        <text:list-item>
          <text:p text:style-name="P31">Measures of central tendency: mean, median, mode</text:p>
        </text:list-item>
        <text:list-item>
          <text:p text:style-name="P31">Expected values</text:p>
        </text:list-item>
        <text:list-item>
          <text:p text:style-name="P31">Quantiles and box-plots </text:p>
        </text:list-item>
        <text:list-item>
          <text:p text:style-name="P32">Measures of dispersion: variance, standard deviation</text:p>
        </text:list-item>
      </text:list>
      <text:p text:style-name="P45"><text:span text:style-name="Emphasis"><text:span text:style-name="T1">Lesson 2: Random vectors</text:span></text:span></text:p>
      <text:list xml:id="list3827346549" text:style-name="L17">
        <text:list-item>
          <text:p text:style-name="P33">Joint distributions</text:p>
        </text:list-item>
        <text:list-item>
          <text:p text:style-name="P33">Marginal and conditional distributions</text:p>
        </text:list-item>
        <text:list-item>
          <text:p text:style-name="P33">Independence</text:p>
        </text:list-item>
        <text:list-item>
          <text:p text:style-name="P33">Measures of relatedness: covariance</text:p>
        </text:list-item>
        <text:list-item>
          <text:p text:style-name="P34">Multivariate normal distribution</text:p>
        </text:list-item>
      </text:list>
      <text:h text:style-name="P1" text:outline-level="4"><text:bookmark text:name="h-week-3-introduction-to-statistics"/><text:soft-page-break/><text:span text:style-name="Strong_20_Emphasis"><text:span text:style-name="T1">Week 3: Introduction to statistics</text:span></text:span></text:h>
      <text:p text:style-name="P45"><text:span text:style-name="Emphasis"><text:span text:style-name="T1">Lesson 1: Sampling and point estimates</text:span></text:span></text:p>
      <text:list xml:id="list4027122279" text:style-name="L18">
        <text:list-item>
          <text:p text:style-name="P35">Population vs. sample </text:p>
        </text:list-item>
        <text:list-item>
          <text:p text:style-name="P35">Describing samples: sample proportion and sample mean</text:p>
        </text:list-item>
        <text:list-item>
          <text:p text:style-name="P35">Distribution of sample mean and proportion: Central Limit Theorem </text:p>
        </text:list-item>
        <text:list-item>
          <text:p text:style-name="P35">Point estimates</text:p>
        </text:list-item>
        <text:list-item>
          <text:p text:style-name="P36">Biased vs Unbiased estimates </text:p>
        </text:list-item>
      </text:list>
      <text:p text:style-name="P45"><text:span text:style-name="Emphasis"><text:span text:style-name="T1">Lesson 2: Maximum likelihood estimation</text:span></text:span></text:p>
      <text:list xml:id="list76866131" text:style-name="L19">
        <text:list-item>
          <text:p text:style-name="P37">ML motivation example: Linear Discriminant Analysis</text:p>
        </text:list-item>
        <text:list-item>
          <text:p text:style-name="P37">Likelihood</text:p>
        </text:list-item>
        <text:list-item>
          <text:p text:style-name="P37">Intuition behind maximum likelihood estimation</text:p>
        </text:list-item>
        <text:list-item>
          <text:p text:style-name="P38">MLE: How to get the maximum using calculus</text:p>
        </text:list-item>
      </text:list>
      <text:p text:style-name="P45"><text:span text:style-name="Emphasis"><text:span text:style-name="T1">Lesson 3: Bayesian statistics </text:span></text:span></text:p>
      <text:list xml:id="list477016258" text:style-name="L20">
        <text:list-item>
          <text:p text:style-name="P39">ML motivation example: Naive Bayes</text:p>
        </text:list-item>
        <text:list-item>
          <text:p text:style-name="P39">Frequentist vs. Bayesian statistics</text:p>
        </text:list-item>
        <text:list-item>
          <text:p text:style-name="P39">A priori/ a posteriori distributions</text:p>
        </text:list-item>
        <text:list-item>
          <text:p text:style-name="P40">Bayesian estimators: posterior mean, posterior median, MAP</text:p>
        </text:list-item>
      </text:list>
      <text:h text:style-name="P1" text:outline-level="4"><text:bookmark text:name="h-week-4-interval-statistics-and-hypothesis-testing"/><text:span text:style-name="Strong_20_Emphasis"><text:span text:style-name="T1">Week 4: Interval statistics and Hypothesis testing</text:span></text:span></text:h>
      <text:p text:style-name="P45"><text:span text:style-name="Emphasis"><text:span text:style-name="T1">Lesson 1: Confidence intervals</text:span></text:span></text:p>
      <text:list xml:id="list3316038213" text:style-name="L21">
        <text:list-item>
          <text:p text:style-name="P41">Margin of error</text:p>
        </text:list-item>
        <text:list-item>
          <text:p text:style-name="P41">Interval estimation</text:p>
        </text:list-item>
        <text:list-item>
          <text:p text:style-name="P41">Confidence Interval for mean of population</text:p>
        </text:list-item>
        <text:list-item>
          <text:p text:style-name="P41">CI for parameters in linear regression</text:p>
        </text:list-item>
        <text:list-item>
          <text:p text:style-name="P42">Prediction Interval</text:p>
        </text:list-item>
      </text:list>
      <text:p text:style-name="P45"><text:span text:style-name="Emphasis"><text:span text:style-name="T1">Lesson 2: Hypothesis testing</text:span></text:span></text:p>
      <text:list xml:id="list3580905076" text:style-name="L22">
        <text:list-item>
          <text:p text:style-name="P43">ML Motivation: AB Testing</text:p>
        </text:list-item>
        <text:list-item>
          <text:p text:style-name="P43">Criminal trial</text:p>
        </text:list-item>
        <text:list-item>
          <text:p text:style-name="P43">Two types of errors</text:p>
        </text:list-item>
        <text:list-item>
          <text:p text:style-name="P43">Test for proportion and means</text:p>
        </text:list-item>
        <text:list-item>
          <text:p text:style-name="P43">Two sample inference for difference between groups </text:p>
        </text:list-item>
        <text:list-item>
          <text:p text:style-name="P43">ANOVA</text:p>
        </text:list-item>
        <text:list-item>
          <text:p text:style-name="P44">Power of a test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2:43:12.013625443</meta:creation-date>
    <dc:date>2023-04-17T22:44:07.851915793</dc:date>
    <meta:editing-duration>PT56S</meta:editing-duration>
    <meta:editing-cycles>1</meta:editing-cycles>
    <meta:document-statistic meta:table-count="0" meta:image-count="0" meta:object-count="0" meta:page-count="6" meta:paragraph-count="157" meta:word-count="882" meta:character-count="5608" meta:non-whitespace-character-count="4990"/>
    <meta:generator>LibreOffice/7.3.7.2$Linux_X86_64 LibreOffice_project/30$Build-2</meta:generator>
  </office:meta>
</office:document-meta>
</file>